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2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25.03.20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K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SRR1164521</text:p>
          </table:table-cell>
          <table:table-cell office:value-type="string" calcext:value-type="string">
            <text:p>SRR869708</text:p>
          </table:table-cell>
          <table:table-cell office:value-type="string" calcext:value-type="string">
            <text:p>SRR869712</text:p>
          </table:table-cell>
          <table:table-cell office:value-type="string" calcext:value-type="string">
            <text:p>SRR869718</text:p>
          </table:table-cell>
          <table:table-cell office:value-type="string" calcext:value-type="string">
            <text:p>SRR869724</text:p>
          </table:table-cell>
          <table:table-cell office:value-type="string" calcext:value-type="string">
            <text:p>SRR869728</text:p>
          </table:table-cell>
          <table:table-cell office:value-type="string" calcext:value-type="string">
            <text:p>SRR869732</text:p>
          </table:table-cell>
          <table:table-cell office:value-type="string" calcext:value-type="string">
            <text:p>SRR869736</text:p>
          </table:table-cell>
          <table:table-cell office:value-type="string" calcext:value-type="string">
            <text:p>SRR869740</text:p>
          </table:table-cell>
          <table:table-cell office:value-type="string" calcext:value-type="string">
            <text:p>SRR869744</text:p>
          </table:table-cell>
          <table:table-cell office:value-type="string" calcext:value-type="string">
            <text:p>SRR869748</text:p>
          </table:table-cell>
          <table:table-cell office:value-type="string" calcext:value-type="string">
            <text:p>SRR869839</text:p>
          </table:table-cell>
          <table:table-cell office:value-type="string" calcext:value-type="string">
            <text:p>SRR869856</text:p>
          </table:table-cell>
          <table:table-cell office:value-type="string" calcext:value-type="string">
            <text:p>SRR869860</text:p>
          </table:table-cell>
          <table:table-cell office:value-type="string" calcext:value-type="string">
            <text:p>SRR869864</text:p>
          </table:table-cell>
          <table:table-cell office:value-type="string" calcext:value-type="string">
            <text:p>SRR869880</text:p>
          </table:table-cell>
          <table:table-cell office:value-type="string" calcext:value-type="string">
            <text:p>SRR869884</text:p>
          </table:table-cell>
          <table:table-cell office:value-type="string" calcext:value-type="string">
            <text:p>SRR869900</text:p>
          </table:table-cell>
          <table:table-cell office:value-type="string" calcext:value-type="string">
            <text:p>SRR869929</text:p>
          </table:table-cell>
          <table:table-cell office:value-type="string" calcext:value-type="string">
            <text:p>SRR869933</text:p>
          </table:table-cell>
          <table:table-cell office:value-type="string" calcext:value-type="string">
            <text:p>SRR869937</text:p>
          </table:table-cell>
          <table:table-cell office:value-type="string" calcext:value-type="string">
            <text:p>SRR869941</text:p>
          </table:table-cell>
          <table:table-cell office:value-type="string" calcext:value-type="string">
            <text:p>SRR869950</text:p>
          </table:table-cell>
          <table:table-cell office:value-type="string" calcext:value-type="string">
            <text:p>SRR869956</text:p>
          </table:table-cell>
          <table:table-cell office:value-type="string" calcext:value-type="string">
            <text:p>SRR869965</text:p>
          </table:table-cell>
          <table:table-cell office:value-type="string" calcext:value-type="string">
            <text:p>SRR869977</text:p>
          </table:table-cell>
          <table:table-cell office:value-type="string" calcext:value-type="string">
            <text:p>SRR869981</text:p>
          </table:table-cell>
          <table:table-cell office:value-type="string" calcext:value-type="string">
            <text:p>SRR869989</text:p>
          </table:table-cell>
          <table:table-cell office:value-type="string" calcext:value-type="string">
            <text:p>SRR869993</text:p>
          </table:table-cell>
          <table:table-cell office:value-type="string" calcext:value-type="string">
            <text:p>SRR870009</text:p>
          </table:table-cell>
          <table:table-cell office:value-type="string" calcext:value-type="string">
            <text:p>SRR870025</text:p>
          </table:table-cell>
          <table:table-cell office:value-type="string" calcext:value-type="string">
            <text:p>SRR870033</text:p>
          </table:table-cell>
          <table:table-cell office:value-type="string" calcext:value-type="string">
            <text:p>SRR870049</text:p>
          </table:table-cell>
          <table:table-cell office:value-type="string" calcext:value-type="string">
            <text:p>SRR870057</text:p>
          </table:table-cell>
          <table:table-cell office:value-type="string" calcext:value-type="string">
            <text:p>SRR870061</text:p>
          </table:table-cell>
          <table:table-cell office:value-type="string" calcext:value-type="string">
            <text:p>SRR870069</text:p>
          </table:table-cell>
          <table:table-cell office:value-type="string" calcext:value-type="string">
            <text:p>SRR870073</text:p>
          </table:table-cell>
          <table:table-cell office:value-type="string" calcext:value-type="string">
            <text:p>SRR870077</text:p>
          </table:table-cell>
          <table:table-cell office:value-type="string" calcext:value-type="string">
            <text:p>SRR870081</text:p>
          </table:table-cell>
          <table:table-cell office:value-type="string" calcext:value-type="string">
            <text:p>SRR870085</text:p>
          </table:table-cell>
          <table:table-cell office:value-type="string" calcext:value-type="string">
            <text:p>SRR870089</text:p>
          </table:table-cell>
          <table:table-cell office:value-type="string" calcext:value-type="string">
            <text:p>SRR870093</text:p>
          </table:table-cell>
          <table:table-cell office:value-type="string" calcext:value-type="string">
            <text:p>SRR870105</text:p>
          </table:table-cell>
          <table:table-cell office:value-type="string" calcext:value-type="string">
            <text:p>SRR870117</text:p>
          </table:table-cell>
          <table:table-cell office:value-type="string" calcext:value-type="string">
            <text:p>SRR870123</text:p>
          </table:table-cell>
          <table:table-cell office:value-type="string" calcext:value-type="string">
            <text:p>SRR870138</text:p>
          </table:table-cell>
          <table:table-cell office:value-type="string" calcext:value-type="string">
            <text:p>SRR870183</text:p>
          </table:table-cell>
          <table:table-cell office:value-type="string" calcext:value-type="string">
            <text:p>SRR870191</text:p>
          </table:table-cell>
          <table:table-cell office:value-type="string" calcext:value-type="string">
            <text:p>SRR870231</text:p>
          </table:table-cell>
        </table:table-row>
        <table:table-row table:style-name="ro2">
          <table:table-cell/>
          <table:table-cell office:value-type="string" calcext:value-type="string">
            <text:p>BEAF</text:p>
          </table:table-cell>
          <table:table-cell table:style-name="ce1" office:value-type="string" calcext:value-type="string">
            <text:p>H3K9me2</text:p>
          </table:table-cell>
          <table:table-cell table:style-name="ce1" office:value-type="string" calcext:value-type="string">
            <text:p>H3K27me3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U(HW)-HB</text:p>
          </table:table-cell>
          <table:table-cell table:style-name="ce1" office:value-type="string" calcext:value-type="string">
            <text:p>CP190-HB</text:p>
          </table:table-cell>
          <table:table-cell table:style-name="ce1" office:value-type="string" calcext:value-type="string">
            <text:p>Psc</text:p>
          </table:table-cell>
          <table:table-cell table:style-name="ce1" office:value-type="string" calcext:value-type="string">
            <text:p>GAF</text:p>
          </table:table-cell>
          <table:table-cell table:style-name="ce1" office:value-type="string" calcext:value-type="string">
            <text:p>H3K27Ac</text:p>
          </table:table-cell>
          <table:table-cell table:style-name="ce1" office:value-type="string" calcext:value-type="string">
            <text:p>H3K79Me1</text:p>
          </table:table-cell>
          <table:table-cell table:style-name="ce1" office:value-type="string" calcext:value-type="string">
            <text:p>H3K36me1</text:p>
          </table:table-cell>
          <table:table-cell table:style-name="ce1" office:value-type="string" calcext:value-type="string">
            <text:p>H4K16acM</text:p>
          </table:table-cell>
          <table:table-cell table:style-name="ce1" office:value-type="string" calcext:value-type="string">
            <text:p>H3K9me3</text:p>
          </table:table-cell>
          <table:table-cell table:style-name="ce1" office:value-type="string" calcext:value-type="string">
            <text:p>H3K9me2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3K79me2</text:p>
          </table:table-cell>
          <table:table-cell table:style-name="ce1" office:value-type="string" calcext:value-type="string">
            <text:p>H3K36me3</text:p>
          </table:table-cell>
          <table:table-cell table:style-name="ce1" office:value-type="string" calcext:value-type="string">
            <text:p>Chro_Chriz_WR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dMi</text:p>
          </table:table-cell>
          <table:table-cell table:style-name="ce1" office:value-type="string" calcext:value-type="string">
            <text:p>dRING</text:p>
          </table:table-cell>
          <table:table-cell table:style-name="ce1" office:value-type="string" calcext:value-type="string">
            <text:p>H2AV</text:p>
          </table:table-cell>
          <table:table-cell table:style-name="ce1" office:value-type="string" calcext:value-type="string">
            <text:p>H2B-ubiq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3K18Ac</text:p>
          </table:table-cell>
          <table:table-cell table:style-name="ce1" office:value-type="string" calcext:value-type="string">
            <text:p>H3K23ac</text:p>
          </table:table-cell>
          <table:table-cell table:style-name="ce1" office:value-type="string" calcext:value-type="string">
            <text:p>H3K9me1 </text:p>
          </table:table-cell>
          <table:table-cell table:style-name="ce1" office:value-type="string" calcext:value-type="string">
            <text:p>H3K27me2</text:p>
          </table:table-cell>
          <table:table-cell table:style-name="ce1" office:value-type="string" calcext:value-type="string">
            <text:p>H3K4me1</text:p>
          </table:table-cell>
          <table:table-cell table:style-name="ce1" office:value-type="string" calcext:value-type="string">
            <text:p>H3K4me3</text:p>
          </table:table-cell>
          <table:table-cell table:style-name="ce1" office:value-type="string" calcext:value-type="string">
            <text:p>H3K9acS10P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H4K20me1</text:p>
          </table:table-cell>
          <table:table-cell table:style-name="ce1" office:value-type="string" calcext:value-type="string">
            <text:p>HP1b</text:p>
          </table:table-cell>
          <table:table-cell table:style-name="ce1" office:value-type="string" calcext:value-type="string">
            <text:p>JHDM1</text:p>
          </table:table-cell>
          <table:table-cell table:style-name="ce1" office:value-type="string" calcext:value-type="string">
            <text:p>LSD1</text:p>
          </table:table-cell>
          <table:table-cell table:style-name="ce1" office:value-type="string" calcext:value-type="string">
            <text:p>MBD-R2</text:p>
          </table:table-cell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NURF301</text:p>
          </table:table-cell>
          <table:table-cell table:style-name="ce1" office:value-type="string" calcext:value-type="string">
            <text:p>POF</text:p>
          </table:table-cell>
          <table:table-cell table:style-name="ce1" office:value-type="string" calcext:value-type="string">
            <text:p>RNA_Pol_II</text:p>
          </table:table-cell>
          <table:table-cell table:style-name="ce1" office:value-type="string" calcext:value-type="string">
            <text:p>RPD3</text:p>
          </table:table-cell>
          <table:table-cell table:style-name="ce1" office:value-type="string" calcext:value-type="string">
            <text:p>ZW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c</text:p>
          </table:table-cell>
          <table:table-cell table:style-name="ce1" office:value-type="string" calcext:value-type="string">
            <text:p>H3K79me3</text:p>
          </table:table-cell>
          <table:table-cell table:style-name="ce1" office:value-type="string" calcext:value-type="string">
            <text:p>H3K36me2</text:p>
          </table:table-cell>
        </table:table-row>
        <table:table-row table:style-name="ro1" table:number-rows-repeated="4">
          <table:table-cell table:number-columns-repeated="50"/>
        </table:table-row>
        <table:table-row table:style-name="ro1">
          <table:table-cell/>
          <table:table-cell office:value-type="string" calcext:value-type="string">
            <text:p>“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ame</text:p>
          </table:table-cell>
          <table:table-cell table:formula="of:=+COM.MICROSOFT.CONCAT([.$B$10];[.B5];[.$B$10])" office:value-type="string" office:string-value="“BEAF“" calcext:value-type="string">
            <text:p>“BEAF“</text:p>
          </table:table-cell>
          <table:table-cell table:formula="of:=+COM.MICROSOFT.CONCAT([.$B$10];[.C5];[.$B$10])" office:value-type="string" office:string-value="“H3K9me2“" calcext:value-type="string">
            <text:p>“H3K9me2“</text:p>
          </table:table-cell>
          <table:table-cell table:formula="of:=+COM.MICROSOFT.CONCAT([.$B$10];[.D5];[.$B$10])" office:value-type="string" office:string-value="“H3K27me3“" calcext:value-type="string">
            <text:p>“H3K27me3“</text:p>
          </table:table-cell>
          <table:table-cell table:formula="of:=+COM.MICROSOFT.CONCAT([.$B$10];[.E5];[.$B$10])" office:value-type="string" office:string-value="“HP1“" calcext:value-type="string">
            <text:p>“HP1“</text:p>
          </table:table-cell>
          <table:table-cell table:formula="of:=+COM.MICROSOFT.CONCAT([.$B$10];[.F5];[.$B$10])" office:value-type="string" office:string-value="“Pc“" calcext:value-type="string">
            <text:p>“Pc“</text:p>
          </table:table-cell>
          <table:table-cell table:formula="of:=+COM.MICROSOFT.CONCAT([.$B$10];[.G5];[.$B$10])" office:value-type="string" office:string-value="“SU(HW)-HB“" calcext:value-type="string">
            <text:p>“SU(HW)-HB“</text:p>
          </table:table-cell>
          <table:table-cell table:formula="of:=+COM.MICROSOFT.CONCAT([.$B$10];[.H5];[.$B$10])" office:value-type="string" office:string-value="“CP190-HB“" calcext:value-type="string">
            <text:p>“CP190-HB“</text:p>
          </table:table-cell>
          <table:table-cell table:formula="of:=+COM.MICROSOFT.CONCAT([.$B$10];[.I5];[.$B$10])" office:value-type="string" office:string-value="“Psc“" calcext:value-type="string">
            <text:p>“Psc“</text:p>
          </table:table-cell>
          <table:table-cell table:formula="of:=+COM.MICROSOFT.CONCAT([.$B$10];[.J5];[.$B$10])" office:value-type="string" office:string-value="“GAF“" calcext:value-type="string">
            <text:p>“GAF“</text:p>
          </table:table-cell>
          <table:table-cell table:formula="of:=+COM.MICROSOFT.CONCAT([.$B$10];[.K5];[.$B$10])" office:value-type="string" office:string-value="“H3K27Ac“" calcext:value-type="string">
            <text:p>“H3K27Ac“</text:p>
          </table:table-cell>
          <table:table-cell table:formula="of:=+COM.MICROSOFT.CONCAT([.$B$10];[.L5];[.$B$10])" office:value-type="string" office:string-value="“H3K79Me1“" calcext:value-type="string">
            <text:p>“H3K79Me1“</text:p>
          </table:table-cell>
          <table:table-cell table:formula="of:=+COM.MICROSOFT.CONCAT([.$B$10];[.M5];[.$B$10])" office:value-type="string" office:string-value="“H3K36me1“" calcext:value-type="string">
            <text:p>“H3K36me1“</text:p>
          </table:table-cell>
          <table:table-cell table:formula="of:=+COM.MICROSOFT.CONCAT([.$B$10];[.N5];[.$B$10])" office:value-type="string" office:string-value="“H4K16acM“" calcext:value-type="string">
            <text:p>“H4K16acM“</text:p>
          </table:table-cell>
          <table:table-cell table:formula="of:=+COM.MICROSOFT.CONCAT([.$B$10];[.O5];[.$B$10])" office:value-type="string" office:string-value="“H3K9me3“" calcext:value-type="string">
            <text:p>“H3K9me3“</text:p>
          </table:table-cell>
          <table:table-cell table:formula="of:=+COM.MICROSOFT.CONCAT([.$B$10];[.P5];[.$B$10])" office:value-type="string" office:string-value="“H3K9me2“" calcext:value-type="string">
            <text:p>“H3K9me2“</text:p>
          </table:table-cell>
          <table:table-cell table:formula="of:=+COM.MICROSOFT.CONCAT([.$B$10];[.Q5];[.$B$10])" office:value-type="string" office:string-value="“HP4“" calcext:value-type="string">
            <text:p>“HP4“</text:p>
          </table:table-cell>
          <table:table-cell table:formula="of:=+COM.MICROSOFT.CONCAT([.$B$10];[.R5];[.$B$10])" office:value-type="string" office:string-value="“H3K79me2“" calcext:value-type="string">
            <text:p>“H3K79me2“</text:p>
          </table:table-cell>
          <table:table-cell table:formula="of:=+COM.MICROSOFT.CONCAT([.$B$10];[.S5];[.$B$10])" office:value-type="string" office:string-value="“H3K36me3“" calcext:value-type="string">
            <text:p>“H3K36me3“</text:p>
          </table:table-cell>
          <table:table-cell table:formula="of:=+COM.MICROSOFT.CONCAT([.$B$10];[.T5];[.$B$10])" office:value-type="string" office:string-value="“Chro_Chriz_WR“" calcext:value-type="string">
            <text:p>“Chro_Chriz_WR“</text:p>
          </table:table-cell>
          <table:table-cell table:formula="of:=+COM.MICROSOFT.CONCAT([.$B$10];[.U5];[.$B$10])" office:value-type="string" office:string-value="“CTCF“" calcext:value-type="string">
            <text:p>“CTCF“</text:p>
          </table:table-cell>
          <table:table-cell table:formula="of:=+COM.MICROSOFT.CONCAT([.$B$10];[.V5];[.$B$10])" office:value-type="string" office:string-value="“dMi“" calcext:value-type="string">
            <text:p>“dMi“</text:p>
          </table:table-cell>
          <table:table-cell table:formula="of:=+COM.MICROSOFT.CONCAT([.$B$10];[.W5];[.$B$10])" office:value-type="string" office:string-value="“dRING“" calcext:value-type="string">
            <text:p>“dRING“</text:p>
          </table:table-cell>
          <table:table-cell table:formula="of:=+COM.MICROSOFT.CONCAT([.$B$10];[.X5];[.$B$10])" office:value-type="string" office:string-value="“H2AV“" calcext:value-type="string">
            <text:p>“H2AV“</text:p>
          </table:table-cell>
          <table:table-cell table:formula="of:=+COM.MICROSOFT.CONCAT([.$B$10];[.Y5];[.$B$10])" office:value-type="string" office:string-value="“H2B-ubiq“" calcext:value-type="string">
            <text:p>“H2B-ubiq“</text:p>
          </table:table-cell>
          <table:table-cell table:formula="of:=+COM.MICROSOFT.CONCAT([.$B$10];[.Z5];[.$B$10])" office:value-type="string" office:string-value="“H3“" calcext:value-type="string">
            <text:p>“H3“</text:p>
          </table:table-cell>
          <table:table-cell table:formula="of:=+COM.MICROSOFT.CONCAT([.$B$10];[.AA5];[.$B$10])" office:value-type="string" office:string-value="“H3K18Ac“" calcext:value-type="string">
            <text:p>“H3K18Ac“</text:p>
          </table:table-cell>
          <table:table-cell table:formula="of:=+COM.MICROSOFT.CONCAT([.$B$10];[.AB5];[.$B$10])" office:value-type="string" office:string-value="“H3K23ac“" calcext:value-type="string">
            <text:p>“H3K23ac“</text:p>
          </table:table-cell>
          <table:table-cell table:formula="of:=+COM.MICROSOFT.CONCAT([.$B$10];[.AC5];[.$B$10])" office:value-type="string" office:string-value="“H3K9me1 “" calcext:value-type="string">
            <text:p>“H3K9me1 “</text:p>
          </table:table-cell>
          <table:table-cell table:formula="of:=+COM.MICROSOFT.CONCAT([.$B$10];[.AD5];[.$B$10])" office:value-type="string" office:string-value="“H3K27me2“" calcext:value-type="string">
            <text:p>“H3K27me2“</text:p>
          </table:table-cell>
          <table:table-cell table:formula="of:=+COM.MICROSOFT.CONCAT([.$B$10];[.AE5];[.$B$10])" office:value-type="string" office:string-value="“H3K4me1“" calcext:value-type="string">
            <text:p>“H3K4me1“</text:p>
          </table:table-cell>
          <table:table-cell table:formula="of:=+COM.MICROSOFT.CONCAT([.$B$10];[.AF5];[.$B$10])" office:value-type="string" office:string-value="“H3K4me3“" calcext:value-type="string">
            <text:p>“H3K4me3“</text:p>
          </table:table-cell>
          <table:table-cell table:formula="of:=+COM.MICROSOFT.CONCAT([.$B$10];[.AG5];[.$B$10])" office:value-type="string" office:string-value="“H3K9acS10P“" calcext:value-type="string">
            <text:p>“H3K9acS10P“</text:p>
          </table:table-cell>
          <table:table-cell table:formula="of:=+COM.MICROSOFT.CONCAT([.$B$10];[.AH5];[.$B$10])" office:value-type="string" office:string-value="“H4“" calcext:value-type="string">
            <text:p>“H4“</text:p>
          </table:table-cell>
          <table:table-cell table:formula="of:=+COM.MICROSOFT.CONCAT([.$B$10];[.AI5];[.$B$10])" office:value-type="string" office:string-value="“H4K20me1“" calcext:value-type="string">
            <text:p>“H4K20me1“</text:p>
          </table:table-cell>
          <table:table-cell table:formula="of:=+COM.MICROSOFT.CONCAT([.$B$10];[.AJ5];[.$B$10])" office:value-type="string" office:string-value="“HP1b“" calcext:value-type="string">
            <text:p>“HP1b“</text:p>
          </table:table-cell>
          <table:table-cell table:formula="of:=+COM.MICROSOFT.CONCAT([.$B$10];[.AK5];[.$B$10])" office:value-type="string" office:string-value="“JHDM1“" calcext:value-type="string">
            <text:p>“JHDM1“</text:p>
          </table:table-cell>
          <table:table-cell table:formula="of:=+COM.MICROSOFT.CONCAT([.$B$10];[.AL5];[.$B$10])" office:value-type="string" office:string-value="“LSD1“" calcext:value-type="string">
            <text:p>“LSD1“</text:p>
          </table:table-cell>
          <table:table-cell table:formula="of:=+COM.MICROSOFT.CONCAT([.$B$10];[.AM5];[.$B$10])" office:value-type="string" office:string-value="“MBD-R2“" calcext:value-type="string">
            <text:p>“MBD-R2“</text:p>
          </table:table-cell>
          <table:table-cell table:formula="of:=+COM.MICROSOFT.CONCAT([.$B$10];[.AN5];[.$B$10])" office:value-type="string" office:string-value="“MOF“" calcext:value-type="string">
            <text:p>“MOF“</text:p>
          </table:table-cell>
          <table:table-cell table:formula="of:=+COM.MICROSOFT.CONCAT([.$B$10];[.AO5];[.$B$10])" office:value-type="string" office:string-value="“NURF301“" calcext:value-type="string">
            <text:p>“NURF301“</text:p>
          </table:table-cell>
          <table:table-cell table:formula="of:=+COM.MICROSOFT.CONCAT([.$B$10];[.AP5];[.$B$10])" office:value-type="string" office:string-value="“POF“" calcext:value-type="string">
            <text:p>“POF“</text:p>
          </table:table-cell>
          <table:table-cell table:formula="of:=+COM.MICROSOFT.CONCAT([.$B$10];[.AQ5];[.$B$10])" office:value-type="string" office:string-value="“RNA_Pol_II“" calcext:value-type="string">
            <text:p>“RNA_Pol_II“</text:p>
          </table:table-cell>
          <table:table-cell table:formula="of:=+COM.MICROSOFT.CONCAT([.$B$10];[.AR5];[.$B$10])" office:value-type="string" office:string-value="“RPD3“" calcext:value-type="string">
            <text:p>“RPD3“</text:p>
          </table:table-cell>
          <table:table-cell table:formula="of:=+COM.MICROSOFT.CONCAT([.$B$10];[.AS5];[.$B$10])" office:value-type="string" office:string-value="“ZW5“" calcext:value-type="string">
            <text:p>“ZW5“</text:p>
          </table:table-cell>
          <table:table-cell table:formula="of:=+COM.MICROSOFT.CONCAT([.$B$10];[.AT5];[.$B$10])" office:value-type="string" office:string-value="“H1“" calcext:value-type="string">
            <text:p>“H1“</text:p>
          </table:table-cell>
          <table:table-cell table:formula="of:=+COM.MICROSOFT.CONCAT([.$B$10];[.AU5];[.$B$10])" office:value-type="string" office:string-value="“HP2“" calcext:value-type="string">
            <text:p>“HP2“</text:p>
          </table:table-cell>
          <table:table-cell table:formula="of:=+COM.MICROSOFT.CONCAT([.$B$10];[.AV5];[.$B$10])" office:value-type="string" office:string-value="“HP1c“" calcext:value-type="string">
            <text:p>“HP1c“</text:p>
          </table:table-cell>
          <table:table-cell table:formula="of:=+COM.MICROSOFT.CONCAT([.$B$10];[.AW5];[.$B$10])" office:value-type="string" office:string-value="“H3K79me3“" calcext:value-type="string">
            <text:p>“H3K79me3“</text:p>
          </table:table-cell>
          <table:table-cell table:formula="of:=+COM.MICROSOFT.CONCAT([.$B$10];[.AX5];[.$B$10])" office:value-type="string" office:string-value="“H3K36me2“" calcext:value-type="string">
            <text:p>“H3K36me2“</text:p>
          </table:table-cell>
        </table:table-row>
        <table:table-row table:style-name="ro1">
          <table:table-cell office:value-type="string" calcext:value-type="string">
            <text:p>rep2</text:p>
          </table:table-cell>
          <table:table-cell table:formula="of:=+COM.MICROSOFT.CONCAT([.$B$10];[.B4];[.$B$10])" office:value-type="string" office:string-value="“SRR1164521“" calcext:value-type="string">
            <text:p>“SRR1164521“</text:p>
          </table:table-cell>
          <table:table-cell table:formula="of:=+COM.MICROSOFT.CONCAT([.$B$10];[.C4];[.$B$10])" office:value-type="string" office:string-value="“SRR869708“" calcext:value-type="string">
            <text:p>“SRR869708“</text:p>
          </table:table-cell>
          <table:table-cell table:formula="of:=+COM.MICROSOFT.CONCAT([.$B$10];[.D4];[.$B$10])" office:value-type="string" office:string-value="“SRR869712“" calcext:value-type="string">
            <text:p>“SRR869712“</text:p>
          </table:table-cell>
          <table:table-cell table:formula="of:=+COM.MICROSOFT.CONCAT([.$B$10];[.E4];[.$B$10])" office:value-type="string" office:string-value="“SRR869718“" calcext:value-type="string">
            <text:p>“SRR869718“</text:p>
          </table:table-cell>
          <table:table-cell table:formula="of:=+COM.MICROSOFT.CONCAT([.$B$10];[.F4];[.$B$10])" office:value-type="string" office:string-value="“SRR869724“" calcext:value-type="string">
            <text:p>“SRR869724“</text:p>
          </table:table-cell>
          <table:table-cell table:formula="of:=+COM.MICROSOFT.CONCAT([.$B$10];[.G4];[.$B$10])" office:value-type="string" office:string-value="“SRR869728“" calcext:value-type="string">
            <text:p>“SRR869728“</text:p>
          </table:table-cell>
          <table:table-cell table:formula="of:=+COM.MICROSOFT.CONCAT([.$B$10];[.H4];[.$B$10])" office:value-type="string" office:string-value="“SRR869732“" calcext:value-type="string">
            <text:p>“SRR869732“</text:p>
          </table:table-cell>
          <table:table-cell table:formula="of:=+COM.MICROSOFT.CONCAT([.$B$10];[.I4];[.$B$10])" office:value-type="string" office:string-value="“SRR869736“" calcext:value-type="string">
            <text:p>“SRR869736“</text:p>
          </table:table-cell>
          <table:table-cell table:formula="of:=+COM.MICROSOFT.CONCAT([.$B$10];[.J4];[.$B$10])" office:value-type="string" office:string-value="“SRR869740“" calcext:value-type="string">
            <text:p>“SRR869740“</text:p>
          </table:table-cell>
          <table:table-cell table:formula="of:=+COM.MICROSOFT.CONCAT([.$B$10];[.K4];[.$B$10])" office:value-type="string" office:string-value="“SRR869744“" calcext:value-type="string">
            <text:p>“SRR869744“</text:p>
          </table:table-cell>
          <table:table-cell table:formula="of:=+COM.MICROSOFT.CONCAT([.$B$10];[.L4];[.$B$10])" office:value-type="string" office:string-value="“SRR869748“" calcext:value-type="string">
            <text:p>“SRR869748“</text:p>
          </table:table-cell>
          <table:table-cell table:formula="of:=+COM.MICROSOFT.CONCAT([.$B$10];[.M4];[.$B$10])" office:value-type="string" office:string-value="“SRR869839“" calcext:value-type="string">
            <text:p>“SRR869839“</text:p>
          </table:table-cell>
          <table:table-cell table:formula="of:=+COM.MICROSOFT.CONCAT([.$B$10];[.N4];[.$B$10])" office:value-type="string" office:string-value="“SRR869856“" calcext:value-type="string">
            <text:p>“SRR869856“</text:p>
          </table:table-cell>
          <table:table-cell table:formula="of:=+COM.MICROSOFT.CONCAT([.$B$10];[.O4];[.$B$10])" office:value-type="string" office:string-value="“SRR869860“" calcext:value-type="string">
            <text:p>“SRR869860“</text:p>
          </table:table-cell>
          <table:table-cell table:formula="of:=+COM.MICROSOFT.CONCAT([.$B$10];[.P4];[.$B$10])" office:value-type="string" office:string-value="“SRR869864“" calcext:value-type="string">
            <text:p>“SRR869864“</text:p>
          </table:table-cell>
          <table:table-cell table:formula="of:=+COM.MICROSOFT.CONCAT([.$B$10];[.Q4];[.$B$10])" office:value-type="string" office:string-value="“SRR869880“" calcext:value-type="string">
            <text:p>“SRR869880“</text:p>
          </table:table-cell>
          <table:table-cell table:formula="of:=+COM.MICROSOFT.CONCAT([.$B$10];[.R4];[.$B$10])" office:value-type="string" office:string-value="“SRR869884“" calcext:value-type="string">
            <text:p>“SRR869884“</text:p>
          </table:table-cell>
          <table:table-cell table:formula="of:=+COM.MICROSOFT.CONCAT([.$B$10];[.S4];[.$B$10])" office:value-type="string" office:string-value="“SRR869900“" calcext:value-type="string">
            <text:p>“SRR869900“</text:p>
          </table:table-cell>
          <table:table-cell table:formula="of:=+COM.MICROSOFT.CONCAT([.$B$10];[.T4];[.$B$10])" office:value-type="string" office:string-value="“SRR869929“" calcext:value-type="string">
            <text:p>“SRR869929“</text:p>
          </table:table-cell>
          <table:table-cell table:formula="of:=+COM.MICROSOFT.CONCAT([.$B$10];[.U4];[.$B$10])" office:value-type="string" office:string-value="“SRR869933“" calcext:value-type="string">
            <text:p>“SRR869933“</text:p>
          </table:table-cell>
          <table:table-cell table:formula="of:=+COM.MICROSOFT.CONCAT([.$B$10];[.V4];[.$B$10])" office:value-type="string" office:string-value="“SRR869937“" calcext:value-type="string">
            <text:p>“SRR869937“</text:p>
          </table:table-cell>
          <table:table-cell table:formula="of:=+COM.MICROSOFT.CONCAT([.$B$10];[.W4];[.$B$10])" office:value-type="string" office:string-value="“SRR869941“" calcext:value-type="string">
            <text:p>“SRR869941“</text:p>
          </table:table-cell>
          <table:table-cell table:formula="of:=+COM.MICROSOFT.CONCAT([.$B$10];[.X4];[.$B$10])" office:value-type="string" office:string-value="“SRR869950“" calcext:value-type="string">
            <text:p>“SRR869950“</text:p>
          </table:table-cell>
          <table:table-cell table:formula="of:=+COM.MICROSOFT.CONCAT([.$B$10];[.Y4];[.$B$10])" office:value-type="string" office:string-value="“SRR869956“" calcext:value-type="string">
            <text:p>“SRR869956“</text:p>
          </table:table-cell>
          <table:table-cell table:formula="of:=+COM.MICROSOFT.CONCAT([.$B$10];[.Z4];[.$B$10])" office:value-type="string" office:string-value="“SRR869965“" calcext:value-type="string">
            <text:p>“SRR869965“</text:p>
          </table:table-cell>
          <table:table-cell table:formula="of:=+COM.MICROSOFT.CONCAT([.$B$10];[.AA4];[.$B$10])" office:value-type="string" office:string-value="“SRR869977“" calcext:value-type="string">
            <text:p>“SRR869977“</text:p>
          </table:table-cell>
          <table:table-cell table:formula="of:=+COM.MICROSOFT.CONCAT([.$B$10];[.AB4];[.$B$10])" office:value-type="string" office:string-value="“SRR869981“" calcext:value-type="string">
            <text:p>“SRR869981“</text:p>
          </table:table-cell>
          <table:table-cell table:formula="of:=+COM.MICROSOFT.CONCAT([.$B$10];[.AC4];[.$B$10])" office:value-type="string" office:string-value="“SRR869989“" calcext:value-type="string">
            <text:p>“SRR869989“</text:p>
          </table:table-cell>
          <table:table-cell table:formula="of:=+COM.MICROSOFT.CONCAT([.$B$10];[.AD4];[.$B$10])" office:value-type="string" office:string-value="“SRR869993“" calcext:value-type="string">
            <text:p>“SRR869993“</text:p>
          </table:table-cell>
          <table:table-cell table:formula="of:=+COM.MICROSOFT.CONCAT([.$B$10];[.AE4];[.$B$10])" office:value-type="string" office:string-value="“SRR870009“" calcext:value-type="string">
            <text:p>“SRR870009“</text:p>
          </table:table-cell>
          <table:table-cell table:formula="of:=+COM.MICROSOFT.CONCAT([.$B$10];[.AF4];[.$B$10])" office:value-type="string" office:string-value="“SRR870025“" calcext:value-type="string">
            <text:p>“SRR870025“</text:p>
          </table:table-cell>
          <table:table-cell table:formula="of:=+COM.MICROSOFT.CONCAT([.$B$10];[.AG4];[.$B$10])" office:value-type="string" office:string-value="“SRR870033“" calcext:value-type="string">
            <text:p>“SRR870033“</text:p>
          </table:table-cell>
          <table:table-cell table:formula="of:=+COM.MICROSOFT.CONCAT([.$B$10];[.AH4];[.$B$10])" office:value-type="string" office:string-value="“SRR870049“" calcext:value-type="string">
            <text:p>“SRR870049“</text:p>
          </table:table-cell>
          <table:table-cell table:formula="of:=+COM.MICROSOFT.CONCAT([.$B$10];[.AI4];[.$B$10])" office:value-type="string" office:string-value="“SRR870057“" calcext:value-type="string">
            <text:p>“SRR870057“</text:p>
          </table:table-cell>
          <table:table-cell table:formula="of:=+COM.MICROSOFT.CONCAT([.$B$10];[.AJ4];[.$B$10])" office:value-type="string" office:string-value="“SRR870061“" calcext:value-type="string">
            <text:p>“SRR870061“</text:p>
          </table:table-cell>
          <table:table-cell table:formula="of:=+COM.MICROSOFT.CONCAT([.$B$10];[.AK4];[.$B$10])" office:value-type="string" office:string-value="“SRR870069“" calcext:value-type="string">
            <text:p>“SRR870069“</text:p>
          </table:table-cell>
          <table:table-cell table:formula="of:=+COM.MICROSOFT.CONCAT([.$B$10];[.AL4];[.$B$10])" office:value-type="string" office:string-value="“SRR870073“" calcext:value-type="string">
            <text:p>“SRR870073“</text:p>
          </table:table-cell>
          <table:table-cell table:formula="of:=+COM.MICROSOFT.CONCAT([.$B$10];[.AM4];[.$B$10])" office:value-type="string" office:string-value="“SRR870077“" calcext:value-type="string">
            <text:p>“SRR870077“</text:p>
          </table:table-cell>
          <table:table-cell table:formula="of:=+COM.MICROSOFT.CONCAT([.$B$10];[.AN4];[.$B$10])" office:value-type="string" office:string-value="“SRR870081“" calcext:value-type="string">
            <text:p>“SRR870081“</text:p>
          </table:table-cell>
          <table:table-cell table:formula="of:=+COM.MICROSOFT.CONCAT([.$B$10];[.AO4];[.$B$10])" office:value-type="string" office:string-value="“SRR870085“" calcext:value-type="string">
            <text:p>“SRR870085“</text:p>
          </table:table-cell>
          <table:table-cell table:formula="of:=+COM.MICROSOFT.CONCAT([.$B$10];[.AP4];[.$B$10])" office:value-type="string" office:string-value="“SRR870089“" calcext:value-type="string">
            <text:p>“SRR870089“</text:p>
          </table:table-cell>
          <table:table-cell table:formula="of:=+COM.MICROSOFT.CONCAT([.$B$10];[.AQ4];[.$B$10])" office:value-type="string" office:string-value="“SRR870093“" calcext:value-type="string">
            <text:p>“SRR870093“</text:p>
          </table:table-cell>
          <table:table-cell table:formula="of:=+COM.MICROSOFT.CONCAT([.$B$10];[.AR4];[.$B$10])" office:value-type="string" office:string-value="“SRR870105“" calcext:value-type="string">
            <text:p>“SRR870105“</text:p>
          </table:table-cell>
          <table:table-cell table:formula="of:=+COM.MICROSOFT.CONCAT([.$B$10];[.AS4];[.$B$10])" office:value-type="string" office:string-value="“SRR870117“" calcext:value-type="string">
            <text:p>“SRR870117“</text:p>
          </table:table-cell>
          <table:table-cell table:formula="of:=+COM.MICROSOFT.CONCAT([.$B$10];[.AT4];[.$B$10])" office:value-type="string" office:string-value="“SRR870123“" calcext:value-type="string">
            <text:p>“SRR870123“</text:p>
          </table:table-cell>
          <table:table-cell table:formula="of:=+COM.MICROSOFT.CONCAT([.$B$10];[.AU4];[.$B$10])" office:value-type="string" office:string-value="“SRR870138“" calcext:value-type="string">
            <text:p>“SRR870138“</text:p>
          </table:table-cell>
          <table:table-cell table:formula="of:=+COM.MICROSOFT.CONCAT([.$B$10];[.AV4];[.$B$10])" office:value-type="string" office:string-value="“SRR870183“" calcext:value-type="string">
            <text:p>“SRR870183“</text:p>
          </table:table-cell>
          <table:table-cell table:formula="of:=+COM.MICROSOFT.CONCAT([.$B$10];[.AW4];[.$B$10])" office:value-type="string" office:string-value="“SRR870191“" calcext:value-type="string">
            <text:p>“SRR870191“</text:p>
          </table:table-cell>
          <table:table-cell table:formula="of:=+COM.MICROSOFT.CONCAT([.$B$10];[.AX4];[.$B$10])" office:value-type="string" office:string-value="“SRR870231“" calcext:value-type="string">
            <text:p>“SRR870231“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eature</text:p>
          </table:table-cell>
          <table:table-cell office:value-type="string" calcext:value-type="string">
            <text:p>accession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accession</text:p>
          </table:table-cell>
        </table:table-row>
        <table:table-row table:style-name="ro1">
          <table:table-cell/>
          <table:table-cell office:value-type="string" calcext:value-type="string">
            <text:p>BEAF</text:p>
          </table:table-cell>
          <table:table-cell office:value-type="string" calcext:value-type="string">
            <text:p>SRR1164521</text:p>
          </table:table-cell>
          <table:table-cell/>
          <table:table-cell office:value-type="string" calcext:value-type="string">
            <text:p>BEAF</text:p>
          </table:table-cell>
          <table:table-cell office:value-type="string" calcext:value-type="string">
            <text:p>SRR1164521</text:p>
          </table:table-cell>
          <table:table-cell/>
          <table:table-cell office:value-type="string" calcext:value-type="string">
            <text:p>H3K9me1 </text:p>
          </table:table-cell>
          <table:table-cell office:value-type="string" calcext:value-type="string">
            <text:p>SRR869989</text:p>
          </table:table-cell>
        </table:table-row>
        <table:table-row table:style-name="ro1"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708</text:p>
          </table:table-cell>
          <table:table-cell/>
          <table:table-cell office:value-type="string" calcext:value-type="string">
            <text:p>Chro Chriz WR</text:p>
          </table:table-cell>
          <table:table-cell office:value-type="string" calcext:value-type="string">
            <text:p>SRR869929</text:p>
          </table:table-cell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708</text:p>
          </table:table-cell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SRR869712</text:p>
          </table:table-cell>
          <table:table-cell/>
          <table:table-cell office:value-type="string" calcext:value-type="string">
            <text:p>CP190-HB</text:p>
          </table:table-cell>
          <table:table-cell office:value-type="string" calcext:value-type="string">
            <text:p>SRR869732</text:p>
          </table:table-cell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864</text:p>
          </table:table-cell>
        </table:table-row>
        <table:table-row table:style-name="ro1">
          <table:table-cell/>
          <table:table-cell office:value-type="string" calcext:value-type="string">
            <text:p>HP1</text:p>
          </table:table-cell>
          <table:table-cell office:value-type="string" calcext:value-type="string">
            <text:p>SRR869718</text:p>
          </table:table-cell>
          <table:table-cell/>
          <table:table-cell office:value-type="string" calcext:value-type="string">
            <text:p>CTCF</text:p>
          </table:table-cell>
          <table:table-cell office:value-type="string" calcext:value-type="string">
            <text:p>SRR869933</text:p>
          </table:table-cell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SRR869860</text:p>
          </table:table-cell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RR869724</text:p>
          </table:table-cell>
          <table:table-cell/>
          <table:table-cell office:value-type="string" calcext:value-type="string">
            <text:p>dMi</text:p>
          </table:table-cell>
          <table:table-cell office:value-type="string" calcext:value-type="string">
            <text:p>SRR869937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SRR870049</text:p>
          </table:table-cell>
        </table:table-row>
        <table:table-row table:style-name="ro1">
          <table:table-cell/>
          <table:table-cell office:value-type="string" calcext:value-type="string">
            <text:p>SU(HW)-HB</text:p>
          </table:table-cell>
          <table:table-cell office:value-type="string" calcext:value-type="string">
            <text:p>SRR869728</text:p>
          </table:table-cell>
          <table:table-cell/>
          <table:table-cell office:value-type="string" calcext:value-type="string">
            <text:p>dRING</text:p>
          </table:table-cell>
          <table:table-cell office:value-type="string" calcext:value-type="string">
            <text:p>SRR869941</text:p>
          </table:table-cell>
          <table:table-cell/>
          <table:table-cell office:value-type="string" calcext:value-type="string">
            <text:p>H4K16acM</text:p>
          </table:table-cell>
          <table:table-cell office:value-type="string" calcext:value-type="string">
            <text:p>SRR869856</text:p>
          </table:table-cell>
        </table:table-row>
        <table:table-row table:style-name="ro1">
          <table:table-cell/>
          <table:table-cell office:value-type="string" calcext:value-type="string">
            <text:p>CP190-HB</text:p>
          </table:table-cell>
          <table:table-cell office:value-type="string" calcext:value-type="string">
            <text:p>SRR869732</text:p>
          </table:table-cell>
          <table:table-cell/>
          <table:table-cell office:value-type="string" calcext:value-type="string">
            <text:p>GAF</text:p>
          </table:table-cell>
          <table:table-cell office:value-type="string" calcext:value-type="string">
            <text:p>SRR869740</text:p>
          </table:table-cell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SRR870057</text:p>
          </table:table-cell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SRR869736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RR870123</text:p>
          </table:table-cell>
          <table:table-cell/>
          <table:table-cell office:value-type="string" calcext:value-type="string">
            <text:p>HP1</text:p>
          </table:table-cell>
          <table:table-cell office:value-type="string" calcext:value-type="string">
            <text:p>SRR869718</text:p>
          </table:table-cell>
        </table:table-row>
        <table:table-row table:style-name="ro1">
          <table:table-cell/>
          <table:table-cell office:value-type="string" calcext:value-type="string">
            <text:p>GAF</text:p>
          </table:table-cell>
          <table:table-cell office:value-type="string" calcext:value-type="string">
            <text:p>SRR869740</text:p>
          </table:table-cell>
          <table:table-cell/>
          <table:table-cell office:value-type="string" calcext:value-type="string">
            <text:p>H2AV</text:p>
          </table:table-cell>
          <table:table-cell office:value-type="string" calcext:value-type="string">
            <text:p>SRR869950</text:p>
          </table:table-cell>
          <table:table-cell/>
          <table:table-cell office:value-type="string" calcext:value-type="string">
            <text:p>HP1b</text:p>
          </table:table-cell>
          <table:table-cell office:value-type="string" calcext:value-type="string">
            <text:p>SRR870061</text:p>
          </table:table-cell>
        </table:table-row>
        <table:table-row table:style-name="ro1"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SRR869744</text:p>
          </table:table-cell>
          <table:table-cell/>
          <table:table-cell office:value-type="string" calcext:value-type="string">
            <text:p>H2B-ubiq</text:p>
          </table:table-cell>
          <table:table-cell office:value-type="string" calcext:value-type="string">
            <text:p>SRR869956</text:p>
          </table:table-cell>
          <table:table-cell/>
          <table:table-cell office:value-type="string" calcext:value-type="string">
            <text:p>HP1c</text:p>
          </table:table-cell>
          <table:table-cell office:value-type="string" calcext:value-type="string">
            <text:p>SRR870183</text:p>
          </table:table-cell>
        </table:table-row>
        <table:table-row table:style-name="ro1"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SRR869748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SRR869965</text:p>
          </table:table-cell>
          <table:table-cell/>
          <table:table-cell office:value-type="string" calcext:value-type="string">
            <text:p>HP2</text:p>
          </table:table-cell>
          <table:table-cell office:value-type="string" calcext:value-type="string">
            <text:p>SRR870138</text:p>
          </table:table-cell>
        </table:table-row>
        <table:table-row table:style-name="ro1"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SRR869839</text:p>
          </table:table-cell>
          <table:table-cell/>
          <table:table-cell office:value-type="string" calcext:value-type="string">
            <text:p>H3K18Ac</text:p>
          </table:table-cell>
          <table:table-cell office:value-type="string" calcext:value-type="string">
            <text:p>SRR869977</text:p>
          </table:table-cell>
          <table:table-cell/>
          <table:table-cell office:value-type="string" calcext:value-type="string">
            <text:p>HP4</text:p>
          </table:table-cell>
          <table:table-cell office:value-type="string" calcext:value-type="string">
            <text:p>SRR869880</text:p>
          </table:table-cell>
        </table:table-row>
        <table:table-row table:style-name="ro1">
          <table:table-cell/>
          <table:table-cell office:value-type="string" calcext:value-type="string">
            <text:p>H4K16acM</text:p>
          </table:table-cell>
          <table:table-cell office:value-type="string" calcext:value-type="string">
            <text:p>SRR869856</text:p>
          </table:table-cell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SRR869981</text:p>
          </table:table-cell>
          <table:table-cell/>
          <table:table-cell office:value-type="string" calcext:value-type="string">
            <text:p>JHDM1</text:p>
          </table:table-cell>
          <table:table-cell office:value-type="string" calcext:value-type="string">
            <text:p>SRR870069</text:p>
          </table:table-cell>
        </table:table-row>
        <table:table-row table:style-name="ro1"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SRR869860</text:p>
          </table:table-cell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SRR869744</text:p>
          </table:table-cell>
          <table:table-cell/>
          <table:table-cell office:value-type="string" calcext:value-type="string">
            <text:p>LSD1</text:p>
          </table:table-cell>
          <table:table-cell office:value-type="string" calcext:value-type="string">
            <text:p>SRR870073</text:p>
          </table:table-cell>
        </table:table-row>
        <table:table-row table:style-name="ro1"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SRR869864</text:p>
          </table:table-cell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SRR869993</text:p>
          </table:table-cell>
          <table:table-cell/>
          <table:table-cell office:value-type="string" calcext:value-type="string">
            <text:p>MBD-R2</text:p>
          </table:table-cell>
          <table:table-cell office:value-type="string" calcext:value-type="string">
            <text:p>SRR870077</text:p>
          </table:table-cell>
        </table:table-row>
        <table:table-row table:style-name="ro1">
          <table:table-cell/>
          <table:table-cell office:value-type="string" calcext:value-type="string">
            <text:p>HP4</text:p>
          </table:table-cell>
          <table:table-cell office:value-type="string" calcext:value-type="string">
            <text:p>SRR869880</text:p>
          </table:table-cell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SRR869712</text:p>
          </table:table-cell>
          <table:table-cell/>
          <table:table-cell office:value-type="string" calcext:value-type="string">
            <text:p>MOF</text:p>
          </table:table-cell>
          <table:table-cell office:value-type="string" calcext:value-type="string">
            <text:p>SRR870081</text:p>
          </table:table-cell>
        </table:table-row>
        <table:table-row table:style-name="ro1"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SRR869884</text:p>
          </table:table-cell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SRR869839</text:p>
          </table:table-cell>
          <table:table-cell/>
          <table:table-cell office:value-type="string" calcext:value-type="string">
            <text:p>NURF301</text:p>
          </table:table-cell>
          <table:table-cell office:value-type="string" calcext:value-type="string">
            <text:p>SRR870085</text:p>
          </table:table-cell>
        </table:table-row>
        <table:table-row table:style-name="ro1"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SRR869900</text:p>
          </table:table-cell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SRR87023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RR869724</text:p>
          </table:table-cell>
        </table:table-row>
        <table:table-row table:style-name="ro1">
          <table:table-cell/>
          <table:table-cell office:value-type="string" calcext:value-type="string">
            <text:p>Chro_Chriz_WR</text:p>
          </table:table-cell>
          <table:table-cell office:value-type="string" calcext:value-type="string">
            <text:p>SRR869929</text:p>
          </table:table-cell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SRR869900</text:p>
          </table:table-cell>
          <table:table-cell/>
          <table:table-cell office:value-type="string" calcext:value-type="string">
            <text:p>POF</text:p>
          </table:table-cell>
          <table:table-cell office:value-type="string" calcext:value-type="string">
            <text:p>SRR870089</text:p>
          </table:table-cell>
        </table:table-row>
        <table:table-row table:style-name="ro1">
          <table:table-cell/>
          <table:table-cell office:value-type="string" calcext:value-type="string">
            <text:p>CTCF</text:p>
          </table:table-cell>
          <table:table-cell office:value-type="string" calcext:value-type="string">
            <text:p>SRR869933</text:p>
          </table:table-cell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SRR870009</text:p>
          </table:table-cell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SRR869736</text:p>
          </table:table-cell>
        </table:table-row>
        <table:table-row table:style-name="ro1">
          <table:table-cell/>
          <table:table-cell office:value-type="string" calcext:value-type="string">
            <text:p>dMi</text:p>
          </table:table-cell>
          <table:table-cell office:value-type="string" calcext:value-type="string">
            <text:p>SRR869937</text:p>
          </table:table-cell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SRR870025</text:p>
          </table:table-cell>
          <table:table-cell/>
          <table:table-cell office:value-type="string" calcext:value-type="string">
            <text:p>RNA Pol II</text:p>
          </table:table-cell>
          <table:table-cell office:value-type="string" calcext:value-type="string">
            <text:p>SRR870093</text:p>
          </table:table-cell>
        </table:table-row>
        <table:table-row table:style-name="ro1">
          <table:table-cell/>
          <table:table-cell office:value-type="string" calcext:value-type="string">
            <text:p>dRING</text:p>
          </table:table-cell>
          <table:table-cell office:value-type="string" calcext:value-type="string">
            <text:p>SRR869941</text:p>
          </table:table-cell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SRR869748</text:p>
          </table:table-cell>
          <table:table-cell/>
          <table:table-cell office:value-type="string" calcext:value-type="string">
            <text:p>RPD3</text:p>
          </table:table-cell>
          <table:table-cell office:value-type="string" calcext:value-type="string">
            <text:p>SRR870105</text:p>
          </table:table-cell>
        </table:table-row>
        <table:table-row table:style-name="ro1">
          <table:table-cell/>
          <table:table-cell office:value-type="string" calcext:value-type="string">
            <text:p>H2AV</text:p>
          </table:table-cell>
          <table:table-cell office:value-type="string" calcext:value-type="string">
            <text:p>SRR869950</text:p>
          </table:table-cell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SRR869884</text:p>
          </table:table-cell>
          <table:table-cell/>
          <table:table-cell office:value-type="string" calcext:value-type="string">
            <text:p>SU(HW)-HB</text:p>
          </table:table-cell>
          <table:table-cell office:value-type="string" calcext:value-type="string">
            <text:p>SRR869728</text:p>
          </table:table-cell>
        </table:table-row>
        <table:table-row table:style-name="ro1">
          <table:table-cell/>
          <table:table-cell office:value-type="string" calcext:value-type="string">
            <text:p>H2B-ubiq</text:p>
          </table:table-cell>
          <table:table-cell office:value-type="string" calcext:value-type="string">
            <text:p>SRR869956</text:p>
          </table:table-cell>
          <table:table-cell/>
          <table:table-cell office:value-type="string" calcext:value-type="string">
            <text:p>H3K79me3</text:p>
          </table:table-cell>
          <table:table-cell office:value-type="string" calcext:value-type="string">
            <text:p>SRR870191</text:p>
          </table:table-cell>
          <table:table-cell/>
          <table:table-cell office:value-type="string" calcext:value-type="string">
            <text:p>ZW5</text:p>
          </table:table-cell>
          <table:table-cell office:value-type="string" calcext:value-type="string">
            <text:p>SRR870117</text:p>
          </table:table-cell>
        </table:table-row>
        <table:table-row table:style-name="ro1"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SRR869965</text:p>
          </table:table-cell>
          <table:table-cell/>
          <table:table-cell office:value-type="string" calcext:value-type="string">
            <text:p>H3K9acS10P</text:p>
          </table:table-cell>
          <table:table-cell office:value-type="string" calcext:value-type="string">
            <text:p>SRR870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3K18Ac</text:p>
          </table:table-cell>
          <table:table-cell office:value-type="string" calcext:value-type="string">
            <text:p>SRR869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SRR869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9me1 </text:p>
          </table:table-cell>
          <table:table-cell office:value-type="string" calcext:value-type="string">
            <text:p>SRR8699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SRR8699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SRR8700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SRR8700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9acS10P</text:p>
          </table:table-cell>
          <table:table-cell office:value-type="string" calcext:value-type="string">
            <text:p>SRR8700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SRR8700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SRR8700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P1b</text:p>
          </table:table-cell>
          <table:table-cell office:value-type="string" calcext:value-type="string">
            <text:p>SRR8700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HDM1</text:p>
          </table:table-cell>
          <table:table-cell office:value-type="string" calcext:value-type="string">
            <text:p>SRR8700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D1</text:p>
          </table:table-cell>
          <table:table-cell office:value-type="string" calcext:value-type="string">
            <text:p>SRR8700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BD-R2</text:p>
          </table:table-cell>
          <table:table-cell office:value-type="string" calcext:value-type="string">
            <text:p>SRR8700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F</text:p>
          </table:table-cell>
          <table:table-cell office:value-type="string" calcext:value-type="string">
            <text:p>SRR8700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RF301</text:p>
          </table:table-cell>
          <table:table-cell office:value-type="string" calcext:value-type="string">
            <text:p>SRR8700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F</text:p>
          </table:table-cell>
          <table:table-cell office:value-type="string" calcext:value-type="string">
            <text:p>SRR8700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NA_Pol_II</text:p>
          </table:table-cell>
          <table:table-cell office:value-type="string" calcext:value-type="string">
            <text:p>SRR8700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D3</text:p>
          </table:table-cell>
          <table:table-cell office:value-type="string" calcext:value-type="string">
            <text:p>SRR8701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W5</text:p>
          </table:table-cell>
          <table:table-cell office:value-type="string" calcext:value-type="string">
            <text:p>SRR8701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RR8701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P2</text:p>
          </table:table-cell>
          <table:table-cell office:value-type="string" calcext:value-type="string">
            <text:p>SRR8701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P1c</text:p>
          </table:table-cell>
          <table:table-cell office:value-type="string" calcext:value-type="string">
            <text:p>SRR8701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79me3</text:p>
          </table:table-cell>
          <table:table-cell office:value-type="string" calcext:value-type="string">
            <text:p>SRR8701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SRR87023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heet2.E5:Sheet2.F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0:53:36.11755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12:35.763116917</meta:creation-date>
    <dc:date>2021-03-31T01:23:12.724268815</dc:date>
    <meta:editing-duration>PT9H58M40S</meta:editing-duration>
    <meta:editing-cycles>7</meta:editing-cycles>
    <meta:generator>LibreOffice/6.4.6.2$Linux_X86_64 LibreOffice_project/40$Build-2</meta:generator>
    <meta:document-statistic meta:table-count="2" meta:cell-count="401" meta:object-count="0"/>
  </office:meta>
</office:document-meta>
</file>